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0.093cm" svg:y="0.004cm" svg:width="16.693cm" svg:height="24.7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6M54S</meta:editing-duration>
    <meta:editing-cycles>4</meta:editing-cycles>
    <meta:generator>OpenOffice.org/3.2$Win32 OpenOffice.org_project/320m18$Build-9502</meta:generator>
    <dc:date>2011-02-20T12:40:13.82</dc:date>
    <dc:creator>Guillaume Blanchard</dc:creator>
    <meta:document-statistic meta:table-count="0" meta:image-count="0" meta:object-count="1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6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12cm"/>
    </style:style>
    <style:style style:name="co6" style:family="table-column">
      <style:table-column-properties fo:break-before="auto" style:column-width="3.6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Sherwood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Arme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1" table:visibility="collapse" table:default-cell-style-name="ce2"/>
        <table:table-column table:style-name="co4" table:number-columns-repeated="4" table:default-cell-style-name="ce2"/>
        <table:table-column table:style-name="co6" table:default-cell-style-name="ce4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Poing</text:p>
          </table:table-cell>
          <table:table-cell table:number-columns-repeated="2"/>
          <table:table-cell/>
          <table:table-cell table:formula="of:=ROUNDUP([.E3]*3;0)" office:value-type="float" office:value="0">
            <text:p>0</text:p>
          </table:table-cell>
          <table:table-cell table:formula="of:=ROUNDUP([.E3]*2;0)" office:value-type="float" office:value="0">
            <text:p>0</text:p>
          </table:table-cell>
          <table:table-cell office:value-type="string">
            <text:p>K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table:number-columns-repeated="2" office:value-type="string">
            <text:p>Couteau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table:formula="of:=ROUNDUP([.E5]*3;0)" office:value-type="float" office:value="1">
            <text:p>1</text:p>
          </table:table-cell>
          <table:table-cell table:formula="of:=ROUNDUP([.E5]*2;0)" office:value-type="float" office:value="1">
            <text:p>1</text:p>
          </table:table-cell>
          <table:table-cell office:value-type="string">
            <text:p>P/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Dague</text:p>
          </table:table-cell>
          <table:table-cell office:value-type="string">
            <text:p>Couteau</text:p>
          </table:table-cell>
          <table:table-cell office:value-type="string">
            <text:p>P</text:p>
          </table:table-cell>
          <table:table-cell office:value-type="float" office:value="0.5">
            <text:p>0,5</text:p>
          </table:table-cell>
          <table:table-cell table:formula="of:=ROUNDUP([.E6]*3;0)" office:value-type="float" office:value="2">
            <text:p>2</text:p>
          </table:table-cell>
          <table:table-cell table:formula="of:=ROUNDUP([.E6]*2;0)" office:value-type="float" office:value="1">
            <text:p>1</text:p>
          </table:table-cell>
          <table:table-cell office:value-type="string">
            <text:p>P/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Poignard</text:p>
          </table:table-cell>
          <table:table-cell office:value-type="string">
            <text:p>Couteau</text:p>
          </table:table-cell>
          <table:table-cell office:value-type="string">
            <text:p>P</text:p>
          </table:table-cell>
          <table:table-cell office:value-type="float" office:value="0.5">
            <text:p>0,5</text:p>
          </table:table-cell>
          <table:table-cell table:formula="of:=ROUNDUP([.E7]*3;0)" office:value-type="float" office:value="2">
            <text:p>2</text:p>
          </table:table-cell>
          <table:table-cell table:formula="of:=ROUNDUP([.E7]*2;0)" office:value-type="float" office:value="1">
            <text:p>1</text:p>
          </table:table-cell>
          <table:table-cell office:value-type="string">
            <text:p>P/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Lame rétractile</text:p>
          </table:table-cell>
          <table:table-cell office:value-type="string">
            <text:p>Couteau</text:p>
          </table:table-cell>
          <table:table-cell office:value-type="string">
            <text:p>P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Glaive</text:p>
          </table:table-cell>
          <table:table-cell office:value-type="string">
            <text:p>Épé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formula="of:=ROUNDUP([.E10]*3;0)" office:value-type="float" office:value="6">
            <text:p>6</text:p>
          </table:table-cell>
          <table:table-cell table:formula="of:=ROUNDUP([.E10]*2;0)" office:value-type="float" office:value="4">
            <text:p>4</text:p>
          </table:table-cell>
          <table:table-cell office:value-type="string">
            <text:p>T/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Main gauche</text:p>
          </table:table-cell>
          <table:table-cell office:value-type="string">
            <text:p>Épé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formula="of:=ROUNDUP([.E11]*3;0)" office:value-type="float" office:value="6">
            <text:p>6</text:p>
          </table:table-cell>
          <table:table-cell table:formula="of:=ROUNDUP([.E11]*2;0)" office:value-type="float" office:value="4">
            <text:p>4</text:p>
          </table:table-cell>
          <table:table-cell office:value-type="string">
            <text:p>P/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+2 Prd</text:p>
          </table:table-cell>
        </table:table-row>
        <table:table-row table:style-name="ro2">
          <table:table-cell/>
          <table:table-cell office:value-type="string">
            <text:p>Épée large</text:p>
          </table:table-cell>
          <table:table-cell office:value-type="string">
            <text:p>Épé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formula="of:=ROUNDUP([.E12]*3;0)" office:value-type="float" office:value="9">
            <text:p>9</text:p>
          </table:table-cell>
          <table:table-cell table:formula="of:=ROUNDUP([.E12]*2;0)" office:value-type="float" office:value="6">
            <text:p>6</text:p>
          </table:table-cell>
          <table:table-cell office:value-type="string">
            <text:p>T/P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Épée longue</text:p>
          </table:table-cell>
          <table:table-cell office:value-type="string">
            <text:p>Épée</text:p>
          </table:table-cell>
          <table:table-cell office:value-type="string">
            <text:p>M</text:p>
          </table:table-cell>
          <table:table-cell office:value-type="float" office:value="2.5">
            <text:p>2,5</text:p>
          </table:table-cell>
          <table:table-cell table:formula="of:=ROUNDUP([.E13]*3;0)" office:value-type="float" office:value="8">
            <text:p>8</text:p>
          </table:table-cell>
          <table:table-cell table:formula="of:=ROUNDUP([.E13]*2;0)" office:value-type="float" office:value="5">
            <text:p>5</text:p>
          </table:table-cell>
          <table:table-cell office:value-type="string">
            <text:p>T/P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table:number-columns-repeated="2" office:value-type="string">
            <text:p>Sabr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formula="of:=ROUNDUP([.E15]*3;0)" office:value-type="float" office:value="9">
            <text:p>9</text:p>
          </table:table-cell>
          <table:table-cell table:formula="of:=ROUNDUP([.E15]*2;0)" office:value-type="float" office:value="6">
            <text:p>6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Cimeterre</text:p>
          </table:table-cell>
          <table:table-cell office:value-type="string">
            <text:p>Sabre</text:p>
          </table:table-cell>
          <table:table-cell office:value-type="string">
            <text:p>M</text:p>
          </table:table-cell>
          <table:table-cell office:value-type="float" office:value="2.5">
            <text:p>2,5</text:p>
          </table:table-cell>
          <table:table-cell table:formula="of:=ROUNDUP([.E16]*3;0)" office:value-type="float" office:value="8">
            <text:p>8</text:p>
          </table:table-cell>
          <table:table-cell table:formula="of:=ROUNDUP([.E16]*2;0)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Falshion</text:p>
          </table:table-cell>
          <table:table-cell office:value-type="string">
            <text:p>Sabr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formula="of:=ROUNDUP([.E17]*3;0)" office:value-type="float" office:value="12">
            <text:p>12</text:p>
          </table:table-cell>
          <table:table-cell table:formula="of:=ROUNDUP([.E17]*2;0)" office:value-type="float" office:value="8">
            <text:p>8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Espadon</text:p>
          </table:table-cell>
          <table:table-cell office:value-type="string">
            <text:p>Epée 2M</text:p>
          </table:table-cell>
          <table:table-cell office:value-type="string">
            <text:p>G</text:p>
          </table:table-cell>
          <table:table-cell office:value-type="float" office:value="7.5">
            <text:p>7,5</text:p>
          </table:table-cell>
          <table:table-cell table:formula="of:=ROUNDUP([.E19]*3;0)" office:value-type="float" office:value="23">
            <text:p>23</text:p>
          </table:table-cell>
          <table:table-cell table:formula="of:=ROUNDUP([.E19]*2;0)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Claymore</text:p>
          </table:table-cell>
          <table:table-cell office:value-type="string">
            <text:p>Epée 2M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table:formula="of:=ROUNDUP([.E20]*3;0)" office:value-type="float" office:value="24">
            <text:p>24</text:p>
          </table:table-cell>
          <table:table-cell table:formula="of:=ROUNDUP([.E20]*2;0)" office:value-type="float" office:value="16">
            <text:p>16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Branche</text:p>
          </table:table-cell>
          <table:table-cell office:value-type="string">
            <text:p>Masse</text:p>
          </table:table-cell>
          <table:table-cell office:value-type="string">
            <text:p>M</text:p>
          </table:table-cell>
          <table:table-cell office:value-type="float" office:value="0.5">
            <text:p>0,5</text:p>
          </table:table-cell>
          <table:table-cell table:formula="of:=ROUNDUP([.E22]*3;0)" office:value-type="float" office:value="2">
            <text:p>2</text:p>
          </table:table-cell>
          <table:table-cell table:formula="of:=ROUNDUP([.E22]*2;0)" office:value-type="float" office:value="1">
            <text:p>1</text:p>
          </table:table-cell>
          <table:table-cell office:value-type="string">
            <text:p>K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Gourdin</text:p>
          </table:table-cell>
          <table:table-cell office:value-type="string">
            <text:p>Masse</text:p>
          </table:table-cell>
          <table:table-cell office:value-type="string">
            <text:p>M</text:p>
          </table:table-cell>
          <table:table-cell office:value-type="float" office:value="1.5">
            <text:p>1,5</text:p>
          </table:table-cell>
          <table:table-cell table:formula="of:=ROUNDUP([.E23]*3;0)" office:value-type="float" office:value="5">
            <text:p>5</text:p>
          </table:table-cell>
          <table:table-cell table:formula="of:=ROUNDUP([.E23]*2;0)" office:value-type="float" office:value="3">
            <text:p>3</text:p>
          </table:table-cell>
          <table:table-cell office:value-type="string">
            <text:p>K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Masse de cavalier</text:p>
          </table:table-cell>
          <table:table-cell office:value-type="string">
            <text:p>Mass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formula="of:=ROUNDUP([.E24]*3;0)" office:value-type="float" office:value="9">
            <text:p>9</text:p>
          </table:table-cell>
          <table:table-cell table:formula="of:=ROUNDUP([.E24]*2;0)" office:value-type="float" office:value="6">
            <text:p>6</text:p>
          </table:table-cell>
          <table:table-cell office:value-type="string">
            <text:p>K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Masse de fantassin</text:p>
          </table:table-cell>
          <table:table-cell office:value-type="string">
            <text:p>Mass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formula="of:=ROUNDUP([.E25]*3;0)" office:value-type="float" office:value="15">
            <text:p>15</text:p>
          </table:table-cell>
          <table:table-cell table:formula="of:=ROUNDUP([.E25]*2;0)" office:value-type="float" office:value="10">
            <text:p>10</text:p>
          </table:table-cell>
          <table:table-cell office:value-type="string">
            <text:p>K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table:number-columns-repeated="2" office:value-type="string">
            <text:p>Bât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formula="of:=ROUNDUP([.E27]*3;0)" office:value-type="float" office:value="3">
            <text:p>3</text:p>
          </table:table-cell>
          <table:table-cell table:formula="of:=ROUNDUP([.E27]*2;0)" office:value-type="float" office:value="2">
            <text:p>2</text:p>
          </table:table-cell>
          <table:table-cell office:value-type="string">
            <text:p>K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string">
            <text:p>Bo</text:p>
          </table:table-cell>
          <table:table-cell office:value-type="string">
            <text:p>Bâton</text:p>
          </table:table-cell>
          <table:table-cell office:value-type="string">
            <text:p>M</text:p>
          </table:table-cell>
          <table:table-cell office:value-type="float" office:value="1.5">
            <text:p>1,5</text:p>
          </table:table-cell>
          <table:table-cell table:formula="of:=ROUNDUP([.E28]*3;0)" office:value-type="float" office:value="5">
            <text:p>5</text:p>
          </table:table-cell>
          <table:table-cell table:formula="of:=ROUNDUP([.E28]*2;0)" office:value-type="float" office:value="3">
            <text:p>3</text:p>
          </table:table-cell>
          <table:table-cell office:value-type="string">
            <text:p>K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Bâton de bataille</text:p>
          </table:table-cell>
          <table:table-cell office:value-type="string">
            <text:p>Bât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formula="of:=ROUNDUP([.E29]*3;0)" office:value-type="float" office:value="6">
            <text:p>6</text:p>
          </table:table-cell>
          <table:table-cell table:formula="of:=ROUNDUP([.E29]*2;0)" office:value-type="float" office:value="4">
            <text:p>4</text:p>
          </table:table-cell>
          <table:table-cell office:value-type="string">
            <text:p>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Étoile du matin</text:p>
          </table:table-cell>
          <table:table-cell office:value-type="string">
            <text:p>Fléau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formula="of:=ROUNDUP([.E31]*3;0)" office:value-type="float" office:value="15">
            <text:p>15</text:p>
          </table:table-cell>
          <table:table-cell table:formula="of:=ROUNDUP([.E31]*2;0)" office:value-type="float" office:value="10">
            <text:p>10</text:p>
          </table:table-cell>
          <table:table-cell office:value-type="string">
            <text:p>K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Fléau de cavalerie</text:p>
          </table:table-cell>
          <table:table-cell office:value-type="string">
            <text:p>Fléau</text:p>
          </table:table-cell>
          <table:table-cell office:value-type="string">
            <text:p>M</text:p>
          </table:table-cell>
          <table:table-cell office:value-type="float" office:value="2.5">
            <text:p>2,5</text:p>
          </table:table-cell>
          <table:table-cell table:formula="of:=ROUNDUP([.E32]*3;0)" office:value-type="float" office:value="8">
            <text:p>8</text:p>
          </table:table-cell>
          <table:table-cell table:formula="of:=ROUNDUP([.E32]*2;0)" office:value-type="float" office:value="5">
            <text:p>5</text:p>
          </table:table-cell>
          <table:table-cell office:value-type="string">
            <text:p>K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Fléau de fantassin</text:p>
          </table:table-cell>
          <table:table-cell office:value-type="string">
            <text:p>Fléau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formula="of:=ROUNDUP([.E33]*3;0)" office:value-type="float" office:value="21">
            <text:p>21</text:p>
          </table:table-cell>
          <table:table-cell table:formula="of:=ROUNDUP([.E33]*2;0)" office:value-type="float" office:value="14">
            <text:p>14</text:p>
          </table:table-cell>
          <table:table-cell office:value-type="string">
            <text:p>K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Hache de jet</text:p>
          </table:table-cell>
          <table:table-cell office:value-type="string">
            <text:p>Hache</text:p>
          </table:table-cell>
          <table:table-cell office:value-type="string">
            <text:p>M</text:p>
          </table:table-cell>
          <table:table-cell office:value-type="float" office:value="2.5">
            <text:p>2,5</text:p>
          </table:table-cell>
          <table:table-cell table:formula="of:=ROUNDUP([.E35]*3;0)" office:value-type="float" office:value="8">
            <text:p>8</text:p>
          </table:table-cell>
          <table:table-cell table:formula="of:=ROUNDUP([.E35]*2;0)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Hache d'arme</text:p>
          </table:table-cell>
          <table:table-cell office:value-type="string">
            <text:p>Hache</text:p>
          </table:table-cell>
          <table:table-cell office:value-type="string">
            <text:p>M</text:p>
          </table:table-cell>
          <table:table-cell office:value-type="float" office:value="3.5">
            <text:p>3,5</text:p>
          </table:table-cell>
          <table:table-cell table:formula="of:=ROUNDUP([.E36]*3;0)" office:value-type="float" office:value="11">
            <text:p>11</text:p>
          </table:table-cell>
          <table:table-cell table:formula="of:=ROUNDUP([.E36]*2;0)" office:value-type="float" office:value="7">
            <text:p>7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Hache de bataille</text:p>
          </table:table-cell>
          <table:table-cell office:value-type="string">
            <text:p>Hache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formula="of:=ROUNDUP([.E37]*3;0)" office:value-type="float" office:value="15">
            <text:p>15</text:p>
          </table:table-cell>
          <table:table-cell table:formula="of:=ROUNDUP([.E37]*2;0)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Targe</text:p>
          </table:table-cell>
          <table:table-cell office:value-type="string">
            <text:p>Bouclier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formula="of:=ROUNDUP([.E39]*3;0)" office:value-type="float" office:value="3">
            <text:p>3</text:p>
          </table:table-cell>
          <table:table-cell table:formula="of:=ROUNDUP([.E39]*2;0)" office:value-type="float" office:value="2">
            <text:p>2</text:p>
          </table:table-cell>
          <table:table-cell office:value-type="string">
            <text:p>K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+2 Prd</text:p>
          </table:table-cell>
        </table:table-row>
        <table:table-row table:style-name="ro2">
          <table:table-cell/>
          <table:table-cell office:value-type="string">
            <text:p>Rondache</text:p>
          </table:table-cell>
          <table:table-cell office:value-type="string">
            <text:p>Bouclie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formula="of:=ROUNDUP([.E40]*3;0)" office:value-type="float" office:value="6">
            <text:p>6</text:p>
          </table:table-cell>
          <table:table-cell table:formula="of:=ROUNDUP([.E40]*2;0)" office:value-type="float" office:value="4">
            <text:p>4</text:p>
          </table:table-cell>
          <table:table-cell office:value-type="string">
            <text:p>K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+4 Prd</text:p>
          </table:table-cell>
        </table:table-row>
        <table:table-row table:style-name="ro2">
          <table:table-cell/>
          <table:table-cell office:value-type="string">
            <text:p>Écu</text:p>
          </table:table-cell>
          <table:table-cell office:value-type="string">
            <text:p>Bouclie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formula="of:=ROUNDUP([.E41]*3;0)" office:value-type="float" office:value="12">
            <text:p>12</text:p>
          </table:table-cell>
          <table:table-cell table:formula="of:=ROUNDUP([.E41]*2;0)" office:value-type="float" office:value="8">
            <text:p>8</text:p>
          </table:table-cell>
          <table:table-cell office:value-type="string">
            <text:p>K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+6 Prd</text:p>
          </table:table-cell>
        </table:table-row>
        <table:table-row table:style-name="ro2">
          <table:table-cell/>
          <table:table-cell office:value-type="string">
            <text:p>Pavois</text:p>
          </table:table-cell>
          <table:table-cell office:value-type="string">
            <text:p>Bouclier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formula="of:=ROUNDUP([.E42]*3;0)" office:value-type="float" office:value="18">
            <text:p>18</text:p>
          </table:table-cell>
          <table:table-cell table:formula="of:=ROUNDUP([.E42]*2;0)" office:value-type="float" office:value="12">
            <text:p>12</text:p>
          </table:table-cell>
          <table:table-cell office:value-type="string">
            <text:p>K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+10 Prd</text:p>
          </table:table-cell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Javelot</text:p>
          </table:table-cell>
          <table:table-cell office:value-type="string">
            <text:p>Lanc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formula="of:=ROUNDUP([.E44]*3;0)" office:value-type="float" office:value="3">
            <text:p>3</text:p>
          </table:table-cell>
          <table:table-cell table:formula="of:=ROUNDUP([.E44]*2;0)"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table:number-columns-repeated="2" office:value-type="string">
            <text:p>Lance</text:p>
          </table:table-cell>
          <table:table-cell office:value-type="string">
            <text:p>G</text:p>
          </table:table-cell>
          <table:table-cell office:value-type="float" office:value="2.5">
            <text:p>2,5</text:p>
          </table:table-cell>
          <table:table-cell table:formula="of:=ROUNDUP([.E45]*3;0)" office:value-type="float" office:value="8">
            <text:p>8</text:p>
          </table:table-cell>
          <table:table-cell table:formula="of:=ROUNDUP([.E45]*2;0)" office:value-type="float" office:value="5">
            <text:p>5</text:p>
          </table:table-cell>
          <table:table-cell office:value-type="string">
            <text:p>P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Harpon</text:p>
          </table:table-cell>
          <table:table-cell office:value-type="string">
            <text:p>Lance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ROUNDUP([.E46]*3;0)" office:value-type="float" office:value="9">
            <text:p>9</text:p>
          </table:table-cell>
          <table:table-cell table:formula="of:=ROUNDUP([.E46]*2;0)"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Trident</text:p>
          </table:table-cell>
          <table:table-cell office:value-type="string">
            <text:p>Lance</text:p>
          </table:table-cell>
          <table:table-cell office:value-type="string">
            <text:p>G</text:p>
          </table:table-cell>
          <table:table-cell office:value-type="float" office:value="3.5">
            <text:p>3,5</text:p>
          </table:table-cell>
          <table:table-cell table:formula="of:=ROUNDUP([.E47]*3;0)" office:value-type="float" office:value="11">
            <text:p>11</text:p>
          </table:table-cell>
          <table:table-cell table:formula="of:=ROUNDUP([.E47]*2;0)" office:value-type="float" office:value="7">
            <text:p>7</text:p>
          </table:table-cell>
          <table:table-cell office:value-type="string">
            <text:p>P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Marteau de bataille</text:p>
          </table:table-cell>
          <table:table-cell office:value-type="string">
            <text:p>Marteau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formula="of:=ROUNDUP([.E49]*3;0)" office:value-type="float" office:value="9">
            <text:p>9</text:p>
          </table:table-cell>
          <table:table-cell table:formula="of:=ROUNDUP([.E49]*2;0)" office:value-type="float" office:value="6">
            <text:p>6</text:p>
          </table:table-cell>
          <table:table-cell office:value-type="string">
            <text:p>K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string">
            <text:p>Marteau de guerre</text:p>
          </table:table-cell>
          <table:table-cell office:value-type="string">
            <text:p>Marteau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formula="of:=ROUNDUP([.E50]*3;0)" office:value-type="float" office:value="18">
            <text:p>18</text:p>
          </table:table-cell>
          <table:table-cell table:formula="of:=ROUNDUP([.E50]*2;0)" office:value-type="float" office:value="12">
            <text:p>12</text:p>
          </table:table-cell>
          <table:table-cell office:value-type="string">
            <text:p>K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Arc court</text:p>
          </table:table-cell>
          <table:table-cell office:value-type="string">
            <text:p>Arc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(1)</text:p>
          </table:table-cell>
        </table:table-row>
        <table:table-row table:style-name="ro2">
          <table:table-cell/>
          <table:table-cell office:value-type="string">
            <text:p>Arc composite</text:p>
          </table:table-cell>
          <table:table-cell office:value-type="string">
            <text:p>Arc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(1)</text:p>
          </table:table-cell>
        </table:table-row>
        <table:table-row table:style-name="ro2">
          <table:table-cell/>
          <table:table-cell office:value-type="string">
            <text:p>Arc long</text:p>
          </table:table-cell>
          <table:table-cell office:value-type="string">
            <text:p>Arc</text:p>
          </table:table-cell>
          <table:table-cell office:value-type="string">
            <text:p>G</text:p>
          </table:table-cell>
          <table:table-cell office:value-type="float" office:value="1.5">
            <text:p>1,5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(1)</text:p>
          </table:table-cell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Arbalète de poing</text:p>
          </table:table-cell>
          <table:table-cell office:value-type="string">
            <text:p>Arbalète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table:formula="of:=ROUNDUP([.E56]*3;0)" office:value-type="float" office:value="3">
            <text:p>3</text:p>
          </table:table-cell>
          <table:table-cell table:formula="of:=ROUNDUP([.E56]*2;0)"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s de Bo supp. (1)</text:p>
          </table:table-cell>
        </table:table-row>
        <table:table-row table:style-name="ro2">
          <table:table-cell/>
          <table:table-cell office:value-type="string">
            <text:p>Arbalète légère</text:p>
          </table:table-cell>
          <table:table-cell office:value-type="string">
            <text:p>Arbalèt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formula="of:=ROUNDUP([.E57]*3;0)" office:value-type="float" office:value="9">
            <text:p>9</text:p>
          </table:table-cell>
          <table:table-cell table:formula="of:=ROUNDUP([.E57]*2;0)" office:value-type="float" office:value="6">
            <text:p>6</text:p>
          </table:table-cell>
          <table:table-cell office:value-type="string">
            <text:p>P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s de Bo supp. (1)</text:p>
          </table:table-cell>
        </table:table-row>
        <table:table-row table:style-name="ro2">
          <table:table-cell/>
          <table:table-cell office:value-type="string">
            <text:p>Arbalète lourde</text:p>
          </table:table-cell>
          <table:table-cell office:value-type="string">
            <text:p>Arbalèt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formula="of:=ROUNDUP([.E58]*3;0)" office:value-type="float" office:value="18">
            <text:p>18</text:p>
          </table:table-cell>
          <table:table-cell table:formula="of:=ROUNDUP([.E58]*2;0)" office:value-type="float" office:value="12">
            <text:p>12</text:p>
          </table:table-cell>
          <table:table-cell office:value-type="string">
            <text:p>P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as de Bo supp. (1)</text:p>
          </table:table-cell>
        </table:table-row>
        <table:table-row table:style-name="ro2">
          <table:table-cell/>
          <table:table-cell table:style-name="ce1" office:value-type="string">
            <text:p>Armes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ai</text:p>
          </table:table-cell>
          <table:table-cell table:style-name="ce1" office:value-type="string">
            <text:p>Pds</text:p>
          </table:table-cell>
          <table:table-cell table:style-name="ce1" office:value-type="string">
            <text:p>Fo1</text:p>
          </table:table-cell>
          <table:table-cell table:style-name="ce1" office:value-type="string">
            <text:p>Fo2</text:p>
          </table:table-cell>
          <table:table-cell table:style-name="ce1" office:value-type="string">
            <text:p>CC</text:p>
          </table:table-cell>
          <table:table-cell table:style-name="ce1" office:value-type="string">
            <text:p>Bo</text:p>
          </table:table-cell>
          <table:table-cell table:style-name="ce1" office:value-type="string">
            <text:p>bCC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Dif</text:p>
          </table:table-cell>
          <table:table-cell table:style-name="ce3" office:value-type="string">
            <text:p>Spéciale</text:p>
          </table:table-cell>
        </table:table-row>
        <table:table-row table:style-name="ro2">
          <table:table-cell/>
          <table:table-cell office:value-type="string">
            <text:p>Arquebus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formula="of:=ROUNDUP([.E60]*3;0)" office:value-type="float" office:value="15">
            <text:p>15</text:p>
          </table:table-cell>
          <table:table-cell table:formula="of:=ROUNDUP([.E60]*2;0)"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Pas de Bo supp</text:p>
          </table:table-cell>
        </table:table-row>
        <table:table-row table:style-name="ro2">
          <table:table-cell/>
          <table:table-cell office:value-type="string">
            <text:p>Faucille</text:p>
          </table:table-cell>
          <table:table-cell/>
          <table:table-cell office:value-type="string">
            <text:p>P</text:p>
          </table:table-cell>
          <table:table-cell office:value-type="float" office:value="1.5">
            <text:p>1,5</text:p>
          </table:table-cell>
          <table:table-cell table:formula="of:=ROUNDUP([.E61]*3;0)" office:value-type="float" office:value="5">
            <text:p>5</text:p>
          </table:table-cell>
          <table:table-cell table:formula="of:=ROUNDUP([.E61]*2;0)" office:value-type="float" office:value="3">
            <text:p>3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Fléchette</text:p>
          </table:table-cell>
          <table:table-cell/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table:formula="of:=ROUNDUP([.E62]*3;0)" office:value-type="float" office:value="1">
            <text:p>1</text:p>
          </table:table-cell>
          <table:table-cell table:formula="of:=ROUNDUP([.E62]*2;0)"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string">
            <text:p>Pas de Prd</text:p>
          </table:table-cell>
        </table:table-row>
        <table:table-row table:style-name="ro2">
          <table:table-cell/>
          <table:table-cell office:value-type="string">
            <text:p>Fouet</text:p>
          </table:table-cell>
          <table:table-cell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formula="of:=ROUNDUP([.E63]*3;0)" office:value-type="float" office:value="3">
            <text:p>3</text:p>
          </table:table-cell>
          <table:table-cell table:formula="of:=ROUNDUP([.E63]*2;0)" office:value-type="float" office:value="2">
            <text:p>2</text:p>
          </table:table-cell>
          <table:table-cell office:value-type="string">
            <text:p>K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Fronde</text:p>
          </table:table-cell>
          <table:table-cell/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table:formula="of:=ROUNDUP([.E64]*3;0)" office:value-type="float" office:value="1">
            <text:p>1</text:p>
          </table:table-cell>
          <table:table-cell table:formula="of:=ROUNDUP([.E64]*2;0)" office:value-type="float" office:value="1">
            <text:p>1</text:p>
          </table:table-cell>
          <table:table-cell office:value-type="string">
            <text:p>K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office:value-type="string">
            <text:p>Pas de Prd</text:p>
          </table:table-cell>
        </table:table-row>
        <table:table-row table:style-name="ro2">
          <table:table-cell/>
          <table:table-cell office:value-type="string">
            <text:p>Sarbacane</text:p>
          </table:table-cell>
          <table:table-cell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formula="of:=ROUNDUP([.E65]*3;0)" office:value-type="float" office:value="3">
            <text:p>3</text:p>
          </table:table-cell>
          <table:table-cell table:formula="of:=ROUNDUP([.E65]*2;0)" office:value-type="float" office:value="2">
            <text:p>2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0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0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0">20/02/2011</text:date>, <text:time>12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